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5ff" officeooo:paragraph-rsid="0005f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mysql -u root</text:p>
      <text:p text:style-name="P1">[sudo] password for go-d-code: <text:s text:c="13"/></text:p>
      <text:p text:style-name="P1">Welcome to the MySQL monitor. <text:s/>Commands end with ; or \g.</text:p>
      <text:p text:style-name="P1">Your MySQL connection id is 8</text:p>
      <text:p text:style-name="P1">Server version: 8.0.35-0ubuntu0.22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databases</text:p>
      <text:p text:style-name="P1"><text:s text:c="4"/>-&gt; 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4 rows in set (0.00 sec)</text:p>
      <text:p text:style-name="P1"/>
      <text:p text:style-name="P1">mysql&gt; create database database1;</text:p>
      <text:p text:style-name="P1">Query OK, 1 row affected (0.00 sec)</text:p>
      <text:p text:style-name="P1"/>
      <text:p text:style-name="P1">mysql&gt; use database1;</text:p>
      <text:p text:style-name="P1">Database changed</text:p>
      <text:p text:style-name="P1">mysql&gt; CREATE TABLE CLIENT_MASTER (</text:p>
      <text:p text:style-name="P1"><text:s text:c="4"/>-&gt; <text:s text:c="4"/>CLIENTNO VARCHAR(6),</text:p>
      <text:p text:style-name="P1"><text:s text:c="4"/>-&gt; <text:s text:c="4"/>NAME VARCHAR(20),</text:p>
      <text:p text:style-name="P1"><text:s text:c="4"/>-&gt; <text:s text:c="4"/>ADDRESS1 VARCHAR(30),</text:p>
      <text:p text:style-name="P1"><text:s text:c="4"/>-&gt; <text:s text:c="4"/>ADDRESS2 VARCHAR(30),</text:p>
      <text:p text:style-name="P1"><text:s text:c="4"/>-&gt; <text:s text:c="4"/>CITY VARCHAR(15),</text:p>
      <text:p text:style-name="P1"><text:s text:c="4"/>-&gt; <text:s text:c="4"/>PINCODE INTEGER,</text:p>
      <text:p text:style-name="P1"><text:s text:c="4"/>-&gt; <text:s text:c="4"/>STATE VARCHAR(15),</text:p>
      <text:p text:style-name="P1"><text:s text:c="4"/>-&gt; <text:s text:c="4"/>BALDUE DECIMAL(10,2)</text:p>
      <text:p text:style-name="P1"><text:s text:c="4"/>-&gt; );</text:p>
      <text:p text:style-name="P1">Query OK, 0 rows affected (0.02 sec)</text:p>
      <text:p text:style-name="P1"/>
      <text:p text:style-name="P1">mysql&gt; SELECT * FROM CLIENT_MASTER;</text:p>
      <text:p text:style-name="P1">Empty set (0.01 sec)</text:p>
      <text:p text:style-name="P1"/>
      <text:p text:style-name="P1">mysql&gt; INSERT INTO CLIENT_MASTER (CLIENTNO, NAME, ADDRESS1, ADDRESS2, CITY, PINCODE, STATE, BALDUE)</text:p>
      <text:p text:style-name="P1"><text:s text:c="4"/>-&gt; VALUES ('001', 'John Doe', '123 Main St', 'Apt 101', 'New York', 10001, 'NY', 500.00);</text:p>
      <text:p text:style-name="P1">Query OK, 1 row affected (0.01 sec)</text:p>
      <text:p text:style-name="P1"/>
      <text:p text:style-name="P1">mysql&gt; SELECT * FROM CLIENT_MASTER;</text:p>
      <text:p text:style-name="P1"><text:soft-page-break/>+----------+----------+-------------+----------+----------+---------+-------+--------+</text:p>
      <text:p text:style-name="P1">| CLIENTNO | NAME <text:s text:c="4"/>| ADDRESS1 <text:s text:c="3"/>| ADDRESS2 | CITY <text:s text:c="4"/>| PINCODE | STATE | BALDUE |</text:p>
      <text:p text:style-name="P1">+----------+----------+-------------+----------+----------+---------+-------+--------+</text:p>
      <text:p text:style-name="P1">| 001 <text:s text:c="5"/>| John Doe | 123 Main St | Apt 101 <text:s/>| New York | <text:s text:c="2"/>10001 | NY <text:s text:c="3"/>| 500.00 |</text:p>
      <text:p text:style-name="P1">+----------+----------+-------------+----------+----------+---------+-------+--------+</text:p>
      <text:p text:style-name="P1">1 row in set (0.00 sec)</text:p>
      <text:p text:style-name="P1"/>
      <text:p text:style-name="P1">mysql&gt; CREATE TABLE PRODUCT_MASTER (</text:p>
      <text:p text:style-name="P1"><text:s text:c="4"/>-&gt; <text:s text:c="4"/>PRODUCTNO VARCHAR(6),</text:p>
      <text:p text:style-name="P1"><text:s text:c="4"/>-&gt; <text:s text:c="4"/>DESCRIPTION VARCHAR(15),</text:p>
      <text:p text:style-name="P1"><text:s text:c="4"/>-&gt; <text:s text:c="4"/>PROFITPERCENT DECIMAL(4,2),</text:p>
      <text:p text:style-name="P1"><text:s text:c="4"/>-&gt; <text:s text:c="4"/>UNIT_MEASURE VARCHAR(10),</text:p>
      <text:p text:style-name="P1"><text:s text:c="4"/>-&gt; <text:s text:c="4"/>QTYONHAND INTEGER,</text:p>
      <text:p text:style-name="P1"><text:s text:c="4"/>-&gt; <text:s text:c="4"/>REORDERLVL INTEGER,</text:p>
      <text:p text:style-name="P1"><text:s text:c="4"/>-&gt; <text:s text:c="4"/>SELLPRICE DECIMAL(8,2),</text:p>
      <text:p text:style-name="P1"><text:s text:c="4"/>-&gt; <text:s text:c="4"/>COSTPRICE DECIMAL(8,2)</text:p>
      <text:p text:style-name="P1"><text:s text:c="4"/>-&gt; );</text:p>
      <text:p text:style-name="P1">Query OK, 0 rows affected (0.02 sec)</text:p>
      <text:p text:style-name="P1"/>
      <text:p text:style-name="P1">mysql&gt; SELECT * FROM PRODUCT_MASTER;</text:p>
      <text:p text:style-name="P1">Empty set (0.00 sec)</text:p>
      <text:p text:style-name="P1"/>
      <text:p text:style-name="P1">mysql&gt; CREATE TABLE SALESMAN_MASTER (</text:p>
      <text:p text:style-name="P1"><text:s text:c="4"/>-&gt; <text:s text:c="4"/>SALESMANNO VARCHAR(6),</text:p>
      <text:p text:style-name="P1"><text:s text:c="4"/>-&gt; <text:s text:c="4"/>SALESMANNAME VARCHAR(20),</text:p>
      <text:p text:style-name="P1"><text:s text:c="4"/>-&gt; <text:s text:c="4"/>ADDRESS1 VARCHAR(30),</text:p>
      <text:p text:style-name="P1"><text:s text:c="4"/>-&gt; <text:s text:c="4"/>ADDRESS2 VARCHAR(30),</text:p>
      <text:p text:style-name="P1"><text:s text:c="4"/>-&gt; <text:s text:c="4"/>CITY VARCHAR(20),</text:p>
      <text:p text:style-name="P1"><text:s text:c="4"/>-&gt; <text:s text:c="4"/>PINCODE INTEGER,</text:p>
      <text:p text:style-name="P1"><text:s text:c="4"/>-&gt; <text:s text:c="4"/>STATE VARCHAR(20),</text:p>
      <text:p text:style-name="P1"><text:s text:c="4"/>-&gt; <text:s text:c="4"/>SALAMT REAL,</text:p>
      <text:p text:style-name="P1"><text:s text:c="4"/>-&gt; <text:s text:c="4"/>TGTTOGET DECIMAL(10,2),</text:p>
      <text:p text:style-name="P1"><text:s text:c="4"/>-&gt; <text:s text:c="4"/>YTDSALES DOUBLE(6,2),</text:p>
      <text:p text:style-name="P1"><text:s text:c="4"/>-&gt; <text:s text:c="4"/>REMARKS VARCHAR(60)</text:p>
      <text:p text:style-name="P1"><text:s text:c="4"/>-&gt; );</text:p>
      <text:p text:style-name="P1">Query OK, 0 rows affected, 1 warning (0.02 sec)</text:p>
      <text:p text:style-name="P1"/>
      <text:p text:style-name="P1">mysql&gt; INSERT INTO CLIENT_MASTER (CLIENTNO, NAME, CITY, PINCODE, STATE, BALDUE)</text:p>
      <text:p text:style-name="P1"><text:s text:c="4"/>-&gt; VALUES ('C00001', 'Ivan bayross', 'Mumbai', 400054, 'Maharashtra', 15000);</text:p>
      <text:p text:style-name="P1">Query OK, 1 row affected (0.00 sec)</text:p>
      <text:p text:style-name="P1"/>
      <text:p text:style-name="P1">mysql&gt; </text:p>
      <text:p text:style-name="P1">mysql&gt; INSERT INTO CLIENT_MASTER (CLIENTNO, NAME, CITY, PINCODE, STATE, BALDUE)</text:p>
      <text:p text:style-name="P1"><text:s text:c="4"/>-&gt; VALUES ('C00002', 'Mamta muzumdar', 'Madras', 780001, 'Tamil nadu', 0);</text:p>
      <text:p text:style-name="P1">Query OK, 1 row affected (0.01 sec)</text:p>
      <text:p text:style-name="P1"/>
      <text:p text:style-name="P1">mysql&gt; </text:p>
      <text:p text:style-name="P1">mysql&gt; INSERT INTO CLIENT_MASTER (CLIENTNO, NAME, CITY, PINCODE, STATE, BALDUE)</text:p>
      <text:p text:style-name="P1"><text:s text:c="4"/>-&gt; VALUES ('C00003', 'Chhaya bankar', 'Mumbai', 400057, 'Maharashtra', 5000);</text:p>
      <text:p text:style-name="P1"><text:soft-page-break/>Query OK, 1 row affected (0.00 sec)</text:p>
      <text:p text:style-name="P1"/>
      <text:p text:style-name="P1">mysql&gt; </text:p>
      <text:p text:style-name="P1">mysql&gt; INSERT INTO CLIENT_MASTER (CLIENTNO, NAME, CITY, PINCODE, STATE, BALDUE)</text:p>
      <text:p text:style-name="P1"><text:s text:c="4"/>-&gt; VALUES ('C00004', 'Ashwini joshi', 'Bangalore', 560001, 'Karnataka', 0);</text:p>
      <text:p text:style-name="P1">Query OK, 1 row affected (0.00 sec)</text:p>
      <text:p text:style-name="P1"/>
      <text:p text:style-name="P1">mysql&gt; </text:p>
      <text:p text:style-name="P1">mysql&gt; INSERT INTO CLIENT_MASTER (CLIENTNO, NAME, CITY, PINCODE, STATE, BALDUE)</text:p>
      <text:p text:style-name="P1"><text:s text:c="4"/>-&gt; VALUES ('C00005', 'Hansel colaco', 'Mumbai', 400060, 'Maharashtra', 2000);</text:p>
      <text:p text:style-name="P1">Query OK, 1 row affected (0.00 sec)</text:p>
      <text:p text:style-name="P1"/>
      <text:p text:style-name="P1">mysql&gt; </text:p>
      <text:p text:style-name="P1">mysql&gt; INSERT INTO CLIENT_MASTER (CLIENTNO, NAME, CITY, PINCODE, STATE, BALDUE)</text:p>
      <text:p text:style-name="P1"><text:s text:c="4"/>-&gt; VALUES ('C00006', 'Deepak sharma', 'Mangalore', 560050, 'Karnataka', 0);</text:p>
      <text:p text:style-name="P1">Query OK, 1 row affected (0.00 sec)</text:p>
      <text:p text:style-name="P1"/>
      <text:p text:style-name="P1">mysql&gt; INSERT INTO PRODUCT_MASTER (PRODUCTNO, DESCRIPTION, PROFITPERCENT, UNIT_MEASURE, QTYONHAND, REORDERLVL, SELLPRICE, COSTPRICE)</text:p>
      <text:p text:style-name="P1"><text:s text:c="4"/>-&gt; VALUES ('P00001', 'T-Shirt', 5, 'Piece', 200, 50, 350, 250);</text:p>
      <text:p text:style-name="P1">Query OK, 1 row affected (0.01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345', 'Shirts', 6, 'Piece', 150, 50, 500, 350);</text:p>
      <text:p text:style-name="P1"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6734', 'Cotton jeans', 5, 'Piece', 100, 20, 600, 450);</text:p>
      <text:p text:style-name="P1">Query OK, 1 row affected (0.01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7865', 'Jeans', 5, 'Piece', 100, 20, 750, 500);</text:p>
      <text:p text:style-name="P1"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7868', 'Trousers', 2, 'Piece', 150, 50, 850, 550);</text:p>
      <text:p text:style-name="P1"><text:soft-page-break/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7885', 'Pull Overs', 2.5, 'Piece', 80, 30, 700, 450);</text:p>
      <text:p text:style-name="P1"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7965', 'Denim jeans', 4, 'Piece', 100, 20, 600, 450);</text:p>
      <text:p text:style-name="P1"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7975', 'Lycra tops', 5, 'Piece', 70, 30, 300, 175);</text:p>
      <text:p text:style-name="P1">Query OK, 1 row affected (0.00 sec)</text:p>
      <text:p text:style-name="P1"/>
      <text:p text:style-name="P1">mysql&gt; </text:p>
      <text:p text:style-name="P1">mysql&gt; INSERT INTO PRODUCT_MASTER (PRODUCTNO, DESCRIPTION, PROFITPERCENT, UNIT_MEASURE, QTYONHAND, REORDERLVL, SELLPRICE, COSTPRICE)</text:p>
      <text:p text:style-name="P1"><text:s text:c="4"/>-&gt; VALUES ('P08865', 'Skirts', 5, 'Piece', 75, 30, 450, 300);</text:p>
      <text:p text:style-name="P1">Query OK, 1 row affected (0.00 sec)</text:p>
      <text:p text:style-name="P1"/>
      <text:p text:style-name="P1">mysql&gt; -- Inserting Salesman information</text:p>
      <text:p text:style-name="P1">mysql&gt; INSERT INTO SALESMAN_MASTER (SALESMANNO, SALESMANNAME, ADDRESS1, ADDRESS2, CITY, PINCODE, STATE)</text:p>
      <text:p text:style-name="P1"><text:s text:c="4"/>-&gt; VALUES ('S00001', 'Aman', 'A/14 Worli', 'Mumbai', '400002', 'Maharashtra');</text:p>
      <text:p text:style-name="P1">ERROR 1136 (21S01): Column count doesn't match value count at row 1</text:p>
      <text:p text:style-name="P1">mysql&gt; </text:p>
      <text:p text:style-name="P1">mysql&gt; INSERT INTO SALESMAN_MASTER (SALESMANNO, SALESMANNAME, ADDRESS1, ADDRESS2, CITY, PINCODE, STATE)</text:p>
      <text:p text:style-name="P1"><text:s text:c="4"/>-&gt; VALUES ('S00002', 'Omkar', '65 Nariman', 'Mumbai', '400001', 'Maharashtra');</text:p>
      <text:p text:style-name="P1">ERROR 1136 (21S01): Column count doesn't match value count at row 1</text:p>
      <text:p text:style-name="P1">mysql&gt; </text:p>
      <text:p text:style-name="P1">mysql&gt; INSERT INTO SALESMAN_MASTER (SALESMANNO, SALESMANNAME, ADDRESS1, ADDRESS2, CITY, PINCODE, STATE)</text:p>
      <text:p text:style-name="P1"><text:s text:c="4"/>-&gt; VALUES ('S00003', 'Raj', 'P-7 Bandra', 'Mumbai', '400032', 'Maharashtra');</text:p>
      <text:p text:style-name="P1">ERROR 1136 (21S01): Column count doesn't match value count at row 1</text:p>
      <text:p text:style-name="P1">mysql&gt; </text:p>
      <text:p text:style-name="P1">mysql&gt; INSERT INTO SALESMAN_MASTER (SALESMANNO, SALESMANNAME, ADDRESS1, ADDRESS2, CITY, PINCODE, STATE)</text:p>
      <text:p text:style-name="P1"><text:s text:c="4"/>-&gt; VALUES ('S00004', 'Ashish', 'A/5 Juhu', 'Mumbai', '400044', 'Maharashtra');</text:p>
      <text:p text:style-name="P1">ERROR 1136 (21S01): Column count doesn't match value count at row 1</text:p>
      <text:p text:style-name="P1">mysql&gt; </text:p>
      <text:p text:style-name="P1">mysql&gt; -- Inserting Salesman performance information</text:p>
      <text:p text:style-name="P1"><text:soft-page-break/>mysql&gt; INSERT INTO SALESMAN_MASTER (SALESMANNO, SALAMT, TGTTOGET, YTDSALES, REMARKS)</text:p>
      <text:p text:style-name="P1"><text:s text:c="4"/>-&gt; VALUES ('S00001', 3000, 100, 50, 'Good');</text:p>
      <text:p text:style-name="P1">Query OK, 1 row affected (0.01 sec)</text:p>
      <text:p text:style-name="P1"/>
      <text:p text:style-name="P1">mysql&gt; </text:p>
      <text:p text:style-name="P1">mysql&gt; INSERT INTO SALESMAN_MASTER (SALESMANNO, SALAMT, TGTTOGET, YTDSALES, REMARKS)</text:p>
      <text:p text:style-name="P1"><text:s text:c="4"/>-&gt; VALUES ('S00002', 3000, 200, 100, 'Good');</text:p>
      <text:p text:style-name="P1">Query OK, 1 row affected (0.00 sec)</text:p>
      <text:p text:style-name="P1"/>
      <text:p text:style-name="P1">mysql&gt; </text:p>
      <text:p text:style-name="P1">mysql&gt; INSERT INTO SALESMAN_MASTER (SALESMANNO, SALAMT, TGTTOGET, YTDSALES, REMARKS)</text:p>
      <text:p text:style-name="P1"><text:s text:c="4"/>-&gt; VALUES ('S00003', 3000, 200, 100, 'Good');</text:p>
      <text:p text:style-name="P1">Query OK, 1 row affected (0.00 sec)</text:p>
      <text:p text:style-name="P1"/>
      <text:p text:style-name="P1">mysql&gt; </text:p>
      <text:p text:style-name="P1">mysql&gt; INSERT INTO SALESMAN_MASTER (SALESMANNO, SALAMT, TGTTOGET, YTDSALES, REMARKS)</text:p>
      <text:p text:style-name="P1"><text:s text:c="4"/>-&gt; VALUES ('S00004', 3500, 200, 150, 'Good');</text:p>
      <text:p text:style-name="P1">Query OK, 1 row affected (0.00 sec)</text:p>
      <text:p text:style-name="P1"/>
      <text:p text:style-name="P1">mysql&gt; SELECT PRODUCTNO, DESCRIPTION</text:p>
      <text:p text:style-name="P1"><text:s text:c="4"/>-&gt; FROM PRODUCT_MASTER</text:p>
      <text:p text:style-name="P1"><text:s text:c="4"/>-&gt; WHERE COSTPRICE &lt; 400;</text:p>
      <text:p text:style-name="P1">+-----------+-------------+</text:p>
      <text:p text:style-name="P1">| PRODUCTNO | DESCRIPTION |</text:p>
      <text:p text:style-name="P1">+-----------+-------------+</text:p>
      <text:p text:style-name="P1">| P00001 <text:s text:c="3"/>| T-Shirt <text:s text:c="4"/>|</text:p>
      <text:p text:style-name="P1">| P0345 <text:s text:c="4"/>| Shirts <text:s text:c="5"/>|</text:p>
      <text:p text:style-name="P1">| P07975 <text:s text:c="3"/>| Lycra tops <text:s/>|</text:p>
      <text:p text:style-name="P1">| P08865 <text:s text:c="3"/>| Skirts <text:s text:c="5"/>|</text:p>
      <text:p text:style-name="P1">+-----------+-------------+</text:p>
      <text:p text:style-name="P1">4 rows in set (0.00 sec)</text:p>
      <text:p text:style-name="P1"/>
      <text:p text:style-name="P1">mysql&gt; SELECT PRODUCTNO, DESCRIPTION</text:p>
      <text:p text:style-name="P1"><text:s text:c="4"/>-&gt; FROM PRODUCT_MASTER</text:p>
      <text:p text:style-name="P1"><text:s text:c="4"/>-&gt; WHERE COSTPRICE &lt; 400 AND QTYONHAND &gt;= 100;</text:p>
      <text:p text:style-name="P1">+-----------+-------------+</text:p>
      <text:p text:style-name="P1">| PRODUCTNO | DESCRIPTION |</text:p>
      <text:p text:style-name="P1">+-----------+-------------+</text:p>
      <text:p text:style-name="P1">| P00001 <text:s text:c="3"/>| T-Shirt <text:s text:c="4"/>|</text:p>
      <text:p text:style-name="P1">| P0345 <text:s text:c="4"/>| Shirts <text:s text:c="5"/>|</text:p>
      <text:p text:style-name="P1">+-----------+-------------+</text:p>
      <text:p text:style-name="P1">2 rows in set (0.00 sec)</text:p>
      <text:p text:style-name="P1"/>
      <text:p text:style-name="P1">mysql&gt; SELECT PRODUCTNO, DESCRIPTION</text:p>
      <text:p text:style-name="P1"><text:s text:c="4"/>-&gt; FROM PRODUCT_MASTER</text:p>
      <text:p text:style-name="P1"><text:s text:c="4"/>-&gt; WHERE QTYONHAND = 100 AND COSTPRICE &lt; 400 AND SELLPRICE &gt; 350;</text:p>
      <text:p text:style-name="P1">Empty set (0.00 sec)</text:p>
      <text:p text:style-name="P1"/>
      <text:p text:style-name="P1"><text:soft-page-break/>mysql&gt; SELECT COUNT * PRODUCT_MASTER</text:p>
      <text:p text:style-name="P1"><text:s text:c="4"/>-&gt; ;</text:p>
      <text:p text:style-name="P1">ERROR 1054 (42S22): Unknown column 'COUNT' in 'field list'</text:p>
      <text:p text:style-name="P1">mysql&gt; SELECT COUNT(*) AS TotalRecords</text:p>
      <text:p text:style-name="P1"><text:s text:c="4"/>-&gt; FROM PRODUCT_MASTER;</text:p>
      <text:p text:style-name="P1">+--------------+</text:p>
      <text:p text:style-name="P1">| TotalRecords |</text:p>
      <text:p text:style-name="P1">+--------------+</text:p>
      <text:p text:style-name="P1">| <text:s text:c="11"/>9 |</text:p>
      <text:p text:style-name="P1">+--------------+</text:p>
      <text:p text:style-name="P1">1 row in set (0.00 sec)</text:p>
      <text:p text:style-name="P1"/>
      <text:p text:style-name="P1">mysql&gt; SELECT PRODUCTNO, DESCRIPTION, COSTPRICE</text:p>
      <text:p text:style-name="P1"><text:s text:c="4"/>-&gt; FROM PRODUCT_MASTER</text:p>
      <text:p text:style-name="P1"><text:s text:c="4"/>-&gt; WHERE COSTPRICE = (SELECT MIN(COSTPRICE) FROM PRODUCT_MASTER);</text:p>
      <text:p text:style-name="P1">+-----------+-------------+-----------+</text:p>
      <text:p text:style-name="P1">| PRODUCTNO | DESCRIPTION | COSTPRICE |</text:p>
      <text:p text:style-name="P1">+-----------+-------------+-----------+</text:p>
      <text:p text:style-name="P1">| P07975 <text:s text:c="3"/>| Lycra tops <text:s/>| <text:s text:c="3"/>175.00 |</text:p>
      <text:p text:style-name="P1">+-----------+-------------+-----------+</text:p>
      <text:p text:style-name="P1">1 row in set (0.00 sec)</text:p>
      <text:p text:style-name="P1"/>
      <text:p text:style-name="P1">mysql&gt; SELECT PRODUCTNO, DESCRIPTION, COSTPRICE FROM PRODUCT_MASTER WHERE COSTPRICE = (SELECT MAX(COSTPRICE) FROM PRODUCT_MASTER);</text:p>
      <text:p text:style-name="P1">+-----------+-------------+-----------+</text:p>
      <text:p text:style-name="P1">| PRODUCTNO | DESCRIPTION | COSTPRICE |</text:p>
      <text:p text:style-name="P1">+-----------+-------------+-----------+</text:p>
      <text:p text:style-name="P1">| P07868 <text:s text:c="3"/>| Trousers <text:s text:c="3"/>| <text:s text:c="3"/>550.00 |</text:p>
      <text:p text:style-name="P1">+-----------+-------------+-----------+</text:p>
      <text:p text:style-name="P1">1 row in set (0.00 sec)</text:p>
      <text:p text:style-name="P1"/>
      <text:p text:style-name="P1">mysql&gt; SELECT AVG(COSTPRICE) AS AveragePrice</text:p>
      <text:p text:style-name="P1"><text:s text:c="4"/>-&gt; FROM PRODUCT_MASTER;</text:p>
      <text:p text:style-name="P1">+--------------+</text:p>
      <text:p text:style-name="P1">| AveragePrice |</text:p>
      <text:p text:style-name="P1">+--------------+</text:p>
      <text:p text:style-name="P1">| <text:s text:c="2"/>386.111111 |</text:p>
      <text:p text:style-name="P1">+--------------+</text:p>
      <text:p text:style-name="P1">1 row in set (0.00 sec)</text:p>
      <text:p text:style-name="P1"/>
      <text:p text:style-name="P1">mysql&gt; SELECT DESCRIPTION</text:p>
      <text:p text:style-name="P1"><text:s text:c="4"/>-&gt; FROM PRODUCT_MASTER</text:p>
      <text:p text:style-name="P1"><text:s text:c="4"/>-&gt; ORDER BY DESCRIPTION ASC;</text:p>
      <text:p text:style-name="P1">+--------------+</text:p>
      <text:p text:style-name="P1">| DESCRIPTION <text:s/>|</text:p>
      <text:p text:style-name="P1">+--------------+</text:p>
      <text:p text:style-name="P1">| Cotton jeans |</text:p>
      <text:p text:style-name="P1">| Denim jeans <text:s/>|</text:p>
      <text:p text:style-name="P1">| Jeans <text:s text:c="7"/>|</text:p>
      <text:p text:style-name="P1">| Lycra tops <text:s text:c="2"/>|</text:p>
      <text:p text:style-name="P1">| Pull Overs <text:s text:c="2"/>|</text:p>
      <text:p text:style-name="P1">| Shirts <text:s text:c="6"/>|</text:p>
      <text:p text:style-name="P1"><text:soft-page-break/>| Skirts <text:s text:c="6"/>|</text:p>
      <text:p text:style-name="P1">| T-Shirt <text:s text:c="5"/>|</text:p>
      <text:p text:style-name="P1">| Trousers <text:s text:c="4"/>|</text:p>
      <text:p text:style-name="P1">+--------------+</text:p>
      <text:p text:style-name="P1">9 rows in set (0.00 sec)</text:p>
      <text:p text:style-name="P1"/>
      <text:p text:style-name="P1">mysql&gt; SELECT * FROM PRODUCT_MASTER;</text:p>
      <text:p text:style-name="P1">+-----------+--------------+---------------+--------------+-----------+------------+-----------+-----------+</text:p>
      <text:p text:style-name="P1">| PRODUCTNO | DESCRIPTION <text:s/>| PROFITPERCENT | UNIT_MEASURE | QTYONHAND | REORDERLVL | SELLPRICE | COSTPRICE |</text:p>
      <text:p text:style-name="P1">+-----------+--------------+---------------+--------------+-----------+------------+-----------+-----------+</text:p>
      <text:p text:style-name="P1">| P00001 <text:s text:c="3"/>| T-Shirt <text:s text:c="5"/>| <text:s text:c="9"/>5.00 | Piece <text:s text:c="7"/>| <text:s text:c="6"/>200 | <text:s text:c="8"/>50 | <text:s text:c="3"/>350.00 | <text:s text:c="3"/>250.00 |</text:p>
      <text:p text:style-name="P1">| P0345 <text:s text:c="4"/>| Shirts <text:s text:c="6"/>| <text:s text:c="9"/>6.00 | Piece <text:s text:c="7"/>| <text:s text:c="6"/>150 | <text:s text:c="8"/>50 | <text:s text:c="3"/>500.00 | <text:s text:c="3"/>350.00 |</text:p>
      <text:p text:style-name="P1">| P06734 <text:s text:c="3"/>| Cotton jeans | <text:s text:c="9"/>5.00 | Piece <text:s text:c="7"/>| <text:s text:c="6"/>100 | <text:s text:c="8"/>20 | <text:s text:c="3"/>600.00 | <text:s text:c="3"/>450.00 |</text:p>
      <text:p text:style-name="P1">| P07865 <text:s text:c="3"/>| Jeans <text:s text:c="7"/>| <text:s text:c="9"/>5.00 | Piece <text:s text:c="7"/>| <text:s text:c="6"/>100 | <text:s text:c="8"/>20 | <text:s text:c="3"/>750.00 | <text:s text:c="3"/>500.00 |</text:p>
      <text:p text:style-name="P1">| P07868 <text:s text:c="3"/>| Trousers <text:s text:c="4"/>| <text:s text:c="9"/>2.00 | Piece <text:s text:c="7"/>| <text:s text:c="6"/>150 | <text:s text:c="8"/>50 | <text:s text:c="3"/>850.00 | <text:s text:c="3"/>550.00 |</text:p>
      <text:p text:style-name="P1">| P07885 <text:s text:c="3"/>| Pull Overs <text:s text:c="2"/>| <text:s text:c="9"/>2.50 | Piece <text:s text:c="7"/>| <text:s text:c="7"/>80 | <text:s text:c="8"/>30 | <text:s text:c="3"/>700.00 | <text:s text:c="3"/>450.00 |</text:p>
      <text:p text:style-name="P1">| P07965 <text:s text:c="3"/>| Denim jeans <text:s/>| <text:s text:c="9"/>4.00 | Piece <text:s text:c="7"/>| <text:s text:c="6"/>100 | <text:s text:c="8"/>20 | <text:s text:c="3"/>600.00 | <text:s text:c="3"/>450.00 |</text:p>
      <text:p text:style-name="P1">| P07975 <text:s text:c="3"/>| Lycra tops <text:s text:c="2"/>| <text:s text:c="9"/>5.00 | Piece <text:s text:c="7"/>| <text:s text:c="7"/>70 | <text:s text:c="8"/>30 | <text:s text:c="3"/>300.00 | <text:s text:c="3"/>175.00 |</text:p>
      <text:p text:style-name="P1">| P08865 <text:s text:c="3"/>| Skirts <text:s text:c="6"/>| <text:s text:c="9"/>5.00 | Piece <text:s text:c="7"/>| <text:s text:c="7"/>75 | <text:s text:c="8"/>30 | <text:s text:c="3"/>450.00 | <text:s text:c="3"/>300.00 |</text:p>
      <text:p text:style-name="P1">+-----------+--------------+---------------+--------------+-----------+------------+-----------+-----------+</text:p>
      <text:p text:style-name="P1">9 rows in set (0.00 sec)</text:p>
      <text:p text:style-name="P1"/>
      <text:p text:style-name="P1">mysql&gt; SELECT DESCRIPTION FROM PRODUCT_MASTER ORDER BY DESCRIPTION DESC;</text:p>
      <text:p text:style-name="P1">+--------------+</text:p>
      <text:p text:style-name="P1">| DESCRIPTION <text:s/>|</text:p>
      <text:p text:style-name="P1">+--------------+</text:p>
      <text:p text:style-name="P1">| Trousers <text:s text:c="4"/>|</text:p>
      <text:p text:style-name="P1">| T-Shirt <text:s text:c="5"/>|</text:p>
      <text:p text:style-name="P1">| Skirts <text:s text:c="6"/>|</text:p>
      <text:p text:style-name="P1">| Shirts <text:s text:c="6"/>|</text:p>
      <text:p text:style-name="P1">| Pull Overs <text:s text:c="2"/>|</text:p>
      <text:p text:style-name="P1">| Lycra tops <text:s text:c="2"/>|</text:p>
      <text:p text:style-name="P1">| Jeans <text:s text:c="7"/>|</text:p>
      <text:p text:style-name="P1">| Denim jeans <text:s/>|</text:p>
      <text:p text:style-name="P1">| Cotton jeans |</text:p>
      <text:p text:style-name="P1">+--------------+</text:p>
      <text:p text:style-name="P1">9 rows in set (0.00 sec)</text:p>
      <text:p text:style-name="P1"/>
      <text:p text:style-name="P1">mysql&gt; ORDER BY DESC, PRODUCTNOSELECT PRODUCTNO, DESCRIPTION</text:p>
      <text:p text:style-name="P1"><text:s text:c="4"/>-&gt; FROM PRODUCT_MASTER</text:p>
      <text:p text:style-name="P1"><text:s text:c="4"/>-&gt; ORDER BY DESCRIPTION ASC;</text:p>
      <text:p text:style-name="P1">ERROR 1064 (42000): You have an error in your SQL syntax; check the manual that corresponds to your MySQL server version for the right syntax to use near 'ORDER BY DESC, PRODUCTNOSELECT PRODUCTNO, DESCRIPTION</text:p>
      <text:p text:style-name="P1">FROM PRODUCT_MASTER</text:p>
      <text:p text:style-name="P1">ORDER ' at line 1</text:p>
      <text:p text:style-name="P1">mysql&gt; SELECT PRODUCTNO, DESCRIPTION</text:p>
      <text:p text:style-name="P1"><text:s text:c="4"/>-&gt; FROM PRODUCT_MASTER</text:p>
      <text:p text:style-name="P1"><text:s text:c="4"/>-&gt; ORDER BY DESCRIPTION ASC;</text:p>
      <text:p text:style-name="P1">+-----------+--------------+</text:p>
      <text:p text:style-name="P1"><text:soft-page-break/>| PRODUCTNO | DESCRIPTION <text:s/>|</text:p>
      <text:p text:style-name="P1">+-----------+--------------+</text:p>
      <text:p text:style-name="P1">| P06734 <text:s text:c="3"/>| Cotton jeans |</text:p>
      <text:p text:style-name="P1">| P07965 <text:s text:c="3"/>| Denim jeans <text:s/>|</text:p>
      <text:p text:style-name="P1">| P07865 <text:s text:c="3"/>| Jeans <text:s text:c="7"/>|</text:p>
      <text:p text:style-name="P1">| P07975 <text:s text:c="3"/>| Lycra tops <text:s text:c="2"/>|</text:p>
      <text:p text:style-name="P1">| P07885 <text:s text:c="3"/>| Pull Overs <text:s text:c="2"/>|</text:p>
      <text:p text:style-name="P1">| P0345 <text:s text:c="4"/>| Shirts <text:s text:c="6"/>|</text:p>
      <text:p text:style-name="P1">| P08865 <text:s text:c="3"/>| Skirts <text:s text:c="6"/>|</text:p>
      <text:p text:style-name="P1">| P00001 <text:s text:c="3"/>| T-Shirt <text:s text:c="5"/>|</text:p>
      <text:p text:style-name="P1">| P07868 <text:s text:c="3"/>| Trousers <text:s text:c="4"/>|</text:p>
      <text:p text:style-name="P1">+-----------+--------------+</text:p>
      <text:p text:style-name="P1">9 rows in set (0.00 sec)</text:p>
      <text:p text:style-name="P1"/>
      <text:p text:style-name="P1">mysql&gt; SELECT PRODUCTNO, DESCRIPTION FROM PRODUCT_MASTER ORDER BY PRODUCTNO <text:s/>ASC;</text:p>
      <text:p text:style-name="P1">+-----------+--------------+</text:p>
      <text:p text:style-name="P1">| PRODUCTNO | DESCRIPTION <text:s/>|</text:p>
      <text:p text:style-name="P1">+-----------+--------------+</text:p>
      <text:p text:style-name="P1">| P00001 <text:s text:c="3"/>| T-Shirt <text:s text:c="5"/>|</text:p>
      <text:p text:style-name="P1">| P0345 <text:s text:c="4"/>| Shirts <text:s text:c="6"/>|</text:p>
      <text:p text:style-name="P1">| P06734 <text:s text:c="3"/>| Cotton jeans |</text:p>
      <text:p text:style-name="P1">| P07865 <text:s text:c="3"/>| Jeans <text:s text:c="7"/>|</text:p>
      <text:p text:style-name="P1">| P07868 <text:s text:c="3"/>| Trousers <text:s text:c="4"/>|</text:p>
      <text:p text:style-name="P1">| P07885 <text:s text:c="3"/>| Pull Overs <text:s text:c="2"/>|</text:p>
      <text:p text:style-name="P1">| P07965 <text:s text:c="3"/>| Denim jeans <text:s/>|</text:p>
      <text:p text:style-name="P1">| P07975 <text:s text:c="3"/>| Lycra tops <text:s text:c="2"/>|</text:p>
      <text:p text:style-name="P1">| P08865 <text:s text:c="3"/>| Skirts <text:s text:c="6"/>|</text:p>
      <text:p text:style-name="P1">+-----------+--------------+</text:p>
      <text:p text:style-name="P1">9 rows in set (0.00 sec)</text:p>
      <text:p text:style-name="P1"/>
      <text:p text:style-name="P1">mysql&gt; SELECT *</text:p>
      <text:p text:style-name="P1"><text:s text:c="4"/>-&gt; FROM PRODUCT_MASTER</text:p>
      <text:p text:style-name="P1"><text:s text:c="4"/>-&gt; WHERE COSTPRICE BETWEEN 200 AND 400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0001 <text:s text:c="3"/>| T-Shirt <text:s text:c="4"/>| <text:s text:c="9"/>5.00 | Piece <text:s text:c="7"/>| <text:s text:c="6"/>200 | <text:s text:c="8"/>50 | <text:s text:c="3"/>350.00 | <text:s text:c="3"/>250.00 |</text:p>
      <text:p text:style-name="P1">| P0345 <text:s text:c="4"/>| Shirts <text:s text:c="5"/>| <text:s text:c="9"/>6.00 | Piece <text:s text:c="7"/>| <text:s text:c="6"/>150 | <text:s text:c="8"/>50 | <text:s text:c="3"/>500.00 | <text:s text:c="3"/>350.00 |</text:p>
      <text:p text:style-name="P1">| P08865 <text:s text:c="3"/>| Skirts <text:s text:c="5"/>| <text:s text:c="9"/>5.00 | Piece <text:s text:c="7"/>| <text:s text:c="7"/>75 | <text:s text:c="8"/>30 | <text:s text:c="3"/>450.00 | <text:s text:c="3"/>300.00 |</text:p>
      <text:p text:style-name="P1">+-----------+-------------+---------------+--------------+-----------+------------+-----------+-----------+</text:p>
      <text:p text:style-name="P1">3 rows in set (0.00 sec)</text:p>
      <text:p text:style-name="P1"/>
      <text:p text:style-name="P1">mysql&gt; SELECT *</text:p>
      <text:p text:style-name="P1"><text:s text:c="4"/>-&gt; FROM PRODUCT_MASTER</text:p>
      <text:p text:style-name="P1"><text:s text:c="4"/>-&gt; WHERE DESCRIPTION IN ('T-Shirt', 'Jeans')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0001 <text:s text:c="3"/>| T-Shirt <text:s text:c="4"/>| <text:s text:c="9"/>5.00 | Piece <text:s text:c="7"/>| <text:s text:c="6"/>200 | <text:s text:c="8"/>50 | <text:s text:c="3"/>350.00 | <text:s text:c="3"/>250.00 |</text:p>
      <text:p text:style-name="P1"><text:soft-page-break/>| P07865 <text:s text:c="3"/>| Jeans <text:s text:c="6"/>| <text:s text:c="9"/>5.00 | Piece <text:s text:c="7"/>| <text:s text:c="6"/>100 | <text:s text:c="8"/>20 | <text:s text:c="3"/>750.00 | <text:s text:c="3"/>500.00 |</text:p>
      <text:p text:style-name="P1">+-----------+-------------+---------------+--------------+-----------+------------+-----------+-----------+</text:p>
      <text:p text:style-name="P1">2 rows in set (0.00 sec)</text:p>
      <text:p text:style-name="P1"/>
      <text:p text:style-name="P1">mysql&gt; </text:p>
      <text:p text:style-name="P1">Display all 758 possibilities? (y or n) </text:p>
      <text:p text:style-name="P1">mysql&gt; </text:p>
      <text:p text:style-name="P1">mysql&gt; SELECT *</text:p>
      <text:p text:style-name="P1"><text:s text:c="4"/>-&gt; FROM PRODUCT_MASTER</text:p>
      <text:p text:style-name="P1"><text:s text:c="4"/>-&gt; WHERE DESCRIPTION LIKE 'S%'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345 <text:s text:c="4"/>| Shirts <text:s text:c="5"/>| <text:s text:c="9"/>6.00 | Piece <text:s text:c="7"/>| <text:s text:c="6"/>150 | <text:s text:c="8"/>50 | <text:s text:c="3"/>500.00 | <text:s text:c="3"/>350.00 |</text:p>
      <text:p text:style-name="P1">| P08865 <text:s text:c="3"/>| Skirts <text:s text:c="5"/>| <text:s text:c="9"/>5.00 | Piece <text:s text:c="7"/>| <text:s text:c="7"/>75 | <text:s text:c="8"/>30 | <text:s text:c="3"/>450.00 | <text:s text:c="3"/>300.00 |</text:p>
      <text:p text:style-name="P1">+-----------+-------------+---------------+--------------+-----------+------------+-----------+-----------+</text:p>
      <text:p text:style-name="P1">2 rows in set (0.00 sec)</text:p>
      <text:p text:style-name="P1"/>
      <text:p text:style-name="P1">mysql&gt; SELECT * FROM PRODUCT_MASTER WHERE DESCRIPTION LIKE '%S';</text:p>
      <text:p text:style-name="P1">+-----------+--------------+---------------+--------------+-----------+------------+-----------+-----------+</text:p>
      <text:p text:style-name="P1">| PRODUCTNO | DESCRIPTION <text:s/>| PROFITPERCENT | UNIT_MEASURE | QTYONHAND | REORDERLVL | SELLPRICE | COSTPRICE |</text:p>
      <text:p text:style-name="P1">+-----------+--------------+---------------+--------------+-----------+------------+-----------+-----------+</text:p>
      <text:p text:style-name="P1">| P0345 <text:s text:c="4"/>| Shirts <text:s text:c="6"/>| <text:s text:c="9"/>6.00 | Piece <text:s text:c="7"/>| <text:s text:c="6"/>150 | <text:s text:c="8"/>50 | <text:s text:c="3"/>500.00 | <text:s text:c="3"/>350.00 |</text:p>
      <text:p text:style-name="P1">| P06734 <text:s text:c="3"/>| Cotton jeans | <text:s text:c="9"/>5.00 | Piece <text:s text:c="7"/>| <text:s text:c="6"/>100 | <text:s text:c="8"/>20 | <text:s text:c="3"/>600.00 | <text:s text:c="3"/>450.00 |</text:p>
      <text:p text:style-name="P1">| P07865 <text:s text:c="3"/>| Jeans <text:s text:c="7"/>| <text:s text:c="9"/>5.00 | Piece <text:s text:c="7"/>| <text:s text:c="6"/>100 | <text:s text:c="8"/>20 | <text:s text:c="3"/>750.00 | <text:s text:c="3"/>500.00 |</text:p>
      <text:p text:style-name="P1">| P07868 <text:s text:c="3"/>| Trousers <text:s text:c="4"/>| <text:s text:c="9"/>2.00 | Piece <text:s text:c="7"/>| <text:s text:c="6"/>150 | <text:s text:c="8"/>50 | <text:s text:c="3"/>850.00 | <text:s text:c="3"/>550.00 |</text:p>
      <text:p text:style-name="P1">| P07885 <text:s text:c="3"/>| Pull Overs <text:s text:c="2"/>| <text:s text:c="9"/>2.50 | Piece <text:s text:c="7"/>| <text:s text:c="7"/>80 | <text:s text:c="8"/>30 | <text:s text:c="3"/>700.00 | <text:s text:c="3"/>450.00 |</text:p>
      <text:p text:style-name="P1">| P07965 <text:s text:c="3"/>| Denim jeans <text:s/>| <text:s text:c="9"/>4.00 | Piece <text:s text:c="7"/>| <text:s text:c="6"/>100 | <text:s text:c="8"/>20 | <text:s text:c="3"/>600.00 | <text:s text:c="3"/>450.00 |</text:p>
      <text:p text:style-name="P1">| P07975 <text:s text:c="3"/>| Lycra tops <text:s text:c="2"/>| <text:s text:c="9"/>5.00 | Piece <text:s text:c="7"/>| <text:s text:c="7"/>70 | <text:s text:c="8"/>30 | <text:s text:c="3"/>300.00 | <text:s text:c="3"/>175.00 |</text:p>
      <text:p text:style-name="P1">| P08865 <text:s text:c="3"/>| Skirts <text:s text:c="6"/>| <text:s text:c="9"/>5.00 | Piece <text:s text:c="7"/>| <text:s text:c="7"/>75 | <text:s text:c="8"/>30 | <text:s text:c="3"/>450.00 | <text:s text:c="3"/>300.00 |</text:p>
      <text:p text:style-name="P1">+-----------+--------------+---------------+--------------+-----------+------------+-----------+-----------+</text:p>
      <text:p text:style-name="P1">8 rows in set (0.00 sec)</text:p>
      <text:p text:style-name="P1"/>
      <text:p text:style-name="P1">mysql&gt; SELECT * FROM PRODUCT_MASTER WHERE DESCRIPTION LIKE 'Sh_r_s'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345 <text:s text:c="4"/>| Shirts <text:s text:c="5"/>| <text:s text:c="9"/>6.00 | Piece <text:s text:c="7"/>| <text:s text:c="6"/>150 | <text:s text:c="8"/>50 | <text:s text:c="3"/>500.00 | <text:s text:c="3"/>350.00 |</text:p>
      <text:p text:style-name="P1">+-----------+-------------+---------------+--------------+-----------+------------+-----------+-----------+</text:p>
      <text:p text:style-name="P1">1 row in set (0.00 sec)</text:p>
      <text:p text:style-name="P1"/>
      <text:p text:style-name="P1">mysql&gt; SELECT * FROM PRODUCT_MASTER WHERE DESCRIPTION LIKE '______'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345 <text:s text:c="4"/>| Shirts <text:s text:c="5"/>| <text:s text:c="9"/>6.00 | Piece <text:s text:c="7"/>| <text:s text:c="6"/>150 | <text:s text:c="8"/>50 | <text:s text:c="3"/>500.00 | <text:s text:c="3"/>350.00 |</text:p>
      <text:p text:style-name="P1">| P08865 <text:s text:c="3"/>| Skirts <text:s text:c="5"/>| <text:s text:c="9"/>5.00 | Piece <text:s text:c="7"/>| <text:s text:c="7"/>75 | <text:s text:c="8"/>30 | <text:s text:c="3"/>450.00 | <text:s text:c="3"/>300.00 |</text:p>
      <text:p text:style-name="P1">+-----------+-------------+---------------+--------------+-----------+------------+-----------+-----------+</text:p>
      <text:p text:style-name="P1"><text:soft-page-break/>2 rows in set (0.00 sec)</text:p>
      <text:p text:style-name="P1"/>
      <text:p text:style-name="P1">mysql&gt; SELECT * FROM PRODUCT_MASTER WHERE DESCRIPTION LIKE '%t%';</text:p>
      <text:p text:style-name="P1">+-----------+--------------+---------------+--------------+-----------+------------+-----------+-----------+</text:p>
      <text:p text:style-name="P1">| PRODUCTNO | DESCRIPTION <text:s/>| PROFITPERCENT | UNIT_MEASURE | QTYONHAND | REORDERLVL | SELLPRICE | COSTPRICE |</text:p>
      <text:p text:style-name="P1">+-----------+--------------+---------------+--------------+-----------+------------+-----------+-----------+</text:p>
      <text:p text:style-name="P1">| P00001 <text:s text:c="3"/>| T-Shirt <text:s text:c="5"/>| <text:s text:c="9"/>5.00 | Piece <text:s text:c="7"/>| <text:s text:c="6"/>200 | <text:s text:c="8"/>50 | <text:s text:c="3"/>350.00 | <text:s text:c="3"/>250.00 |</text:p>
      <text:p text:style-name="P1">| P0345 <text:s text:c="4"/>| Shirts <text:s text:c="6"/>| <text:s text:c="9"/>6.00 | Piece <text:s text:c="7"/>| <text:s text:c="6"/>150 | <text:s text:c="8"/>50 | <text:s text:c="3"/>500.00 | <text:s text:c="3"/>350.00 |</text:p>
      <text:p text:style-name="P1">| P06734 <text:s text:c="3"/>| Cotton jeans | <text:s text:c="9"/>5.00 | Piece <text:s text:c="7"/>| <text:s text:c="6"/>100 | <text:s text:c="8"/>20 | <text:s text:c="3"/>600.00 | <text:s text:c="3"/>450.00 |</text:p>
      <text:p text:style-name="P1">| P07868 <text:s text:c="3"/>| Trousers <text:s text:c="4"/>| <text:s text:c="9"/>2.00 | Piece <text:s text:c="7"/>| <text:s text:c="6"/>150 | <text:s text:c="8"/>50 | <text:s text:c="3"/>850.00 | <text:s text:c="3"/>550.00 |</text:p>
      <text:p text:style-name="P1">| P07975 <text:s text:c="3"/>| Lycra tops <text:s text:c="2"/>| <text:s text:c="9"/>5.00 | Piece <text:s text:c="7"/>| <text:s text:c="7"/>70 | <text:s text:c="8"/>30 | <text:s text:c="3"/>300.00 | <text:s text:c="3"/>175.00 |</text:p>
      <text:p text:style-name="P1">| P08865 <text:s text:c="3"/>| Skirts <text:s text:c="6"/>| <text:s text:c="9"/>5.00 | Piece <text:s text:c="7"/>| <text:s text:c="7"/>75 | <text:s text:c="8"/>30 | <text:s text:c="3"/>450.00 | <text:s text:c="3"/>300.00 |</text:p>
      <text:p text:style-name="P1">+-----------+--------------+---------------+--------------+-----------+------------+-----------+-----------+</text:p>
      <text:p text:style-name="P1">6 rows in set (0.01 sec)</text:p>
      <text:p text:style-name="P1"/>
      <text:p text:style-name="P1">mysql&gt; SELECT * FROM PRODUCT_MASTER WHERE DESCRIPTION IN ('Shirts','Jeans')</text:p>
      <text:p text:style-name="P1"><text:s text:c="4"/>-&gt; ;</text:p>
      <text:p text:style-name="P1">+-----------+-------------+---------------+--------------+-----------+------------+-----------+-----------+</text:p>
      <text:p text:style-name="P1">| PRODUCTNO | DESCRIPTION | PROFITPERCENT | UNIT_MEASURE | QTYONHAND | REORDERLVL | SELLPRICE | COSTPRICE |</text:p>
      <text:p text:style-name="P1">+-----------+-------------+---------------+--------------+-----------+------------+-----------+-----------+</text:p>
      <text:p text:style-name="P1">| P0345 <text:s text:c="4"/>| Shirts <text:s text:c="5"/>| <text:s text:c="9"/>6.00 | Piece <text:s text:c="7"/>| <text:s text:c="6"/>150 | <text:s text:c="8"/>50 | <text:s text:c="3"/>500.00 | <text:s text:c="3"/>350.00 |</text:p>
      <text:p text:style-name="P1">| P07865 <text:s text:c="3"/>| Jeans <text:s text:c="6"/>| <text:s text:c="9"/>5.00 | Piece <text:s text:c="7"/>| <text:s text:c="6"/>100 | <text:s text:c="8"/>20 | <text:s text:c="3"/>750.00 | <text:s text:c="3"/>500.00 |</text:p>
      <text:p text:style-name="P1">+-----------+-------------+---------------+--------------+-----------+------------+-----------+-----------+</text:p>
      <text:p text:style-name="P1">2 rows in set (0.00 sec)</text:p>
      <text:p text:style-name="P1"/>
      <text:p text:style-name="P1">mysql&gt; SELECT DISTINCT DESCRIPTION</text:p>
      <text:p text:style-name="P1"><text:s text:c="4"/>-&gt; FROM PRODUCT_MASTER;</text:p>
      <text:p text:style-name="P1">+--------------+</text:p>
      <text:p text:style-name="P1">| DESCRIPTION <text:s/>|</text:p>
      <text:p text:style-name="P1">+--------------+</text:p>
      <text:p text:style-name="P1">| T-Shirt <text:s text:c="5"/>|</text:p>
      <text:p text:style-name="P1">| Shirts <text:s text:c="6"/>|</text:p>
      <text:p text:style-name="P1">| Cotton jeans |</text:p>
      <text:p text:style-name="P1">| Jeans <text:s text:c="7"/>|</text:p>
      <text:p text:style-name="P1">| Trousers <text:s text:c="4"/>|</text:p>
      <text:p text:style-name="P1">| Pull Overs <text:s text:c="2"/>|</text:p>
      <text:p text:style-name="P1">| Denim jeans <text:s/>|</text:p>
      <text:p text:style-name="P1">| Lycra tops <text:s text:c="2"/>|</text:p>
      <text:p text:style-name="P1">| Skirts <text:s text:c="6"/>|</text:p>
      <text:p text:style-name="P1">+--------------+</text:p>
      <text:p text:style-name="P1">9 rows in set (0.01 sec)</text:p>
      <text:p text:style-name="P1"/>
      <text:p text:style-name="P1">mysql&gt; SELECT * FROM PRODUCT_MASTER;</text:p>
      <text:p text:style-name="P1">+-----------+--------------+---------------+--------------+-----------+------------+-----------+-----------+</text:p>
      <text:p text:style-name="P1">| PRODUCTNO | DESCRIPTION <text:s/>| PROFITPERCENT | UNIT_MEASURE | QTYONHAND | REORDERLVL | SELLPRICE | COSTPRICE |</text:p>
      <text:p text:style-name="P1">+-----------+--------------+---------------+--------------+-----------+------------+-----------+-----------+</text:p>
      <text:p text:style-name="P1">| P00001 <text:s text:c="3"/>| T-Shirt <text:s text:c="5"/>| <text:s text:c="9"/>5.00 | Piece <text:s text:c="7"/>| <text:s text:c="6"/>200 | <text:s text:c="8"/>50 | <text:s text:c="3"/>350.00 | <text:s text:c="3"/>250.00 |</text:p>
      <text:p text:style-name="P1">| P0345 <text:s text:c="4"/>| Shirts <text:s text:c="6"/>| <text:s text:c="9"/>6.00 | Piece <text:s text:c="7"/>| <text:s text:c="6"/>150 | <text:s text:c="8"/>50 | <text:s text:c="3"/>500.00 | <text:s text:c="3"/>350.00 |</text:p>
      <text:p text:style-name="P1">| P06734 <text:s text:c="3"/>| Cotton jeans | <text:s text:c="9"/>5.00 | Piece <text:s text:c="7"/>| <text:s text:c="6"/>100 | <text:s text:c="8"/>20 | <text:s text:c="3"/>600.00 | <text:s text:c="3"/>450.00 |</text:p>
      <text:p text:style-name="P1"><text:soft-page-break/>| P07865 <text:s text:c="3"/>| Jeans <text:s text:c="7"/>| <text:s text:c="9"/>5.00 | Piece <text:s text:c="7"/>| <text:s text:c="6"/>100 | <text:s text:c="8"/>20 | <text:s text:c="3"/>750.00 | <text:s text:c="3"/>500.00 |</text:p>
      <text:p text:style-name="P1">| P07868 <text:s text:c="3"/>| Trousers <text:s text:c="4"/>| <text:s text:c="9"/>2.00 | Piece <text:s text:c="7"/>| <text:s text:c="6"/>150 | <text:s text:c="8"/>50 | <text:s text:c="3"/>850.00 | <text:s text:c="3"/>550.00 |</text:p>
      <text:p text:style-name="P1">| P07885 <text:s text:c="3"/>| Pull Overs <text:s text:c="2"/>| <text:s text:c="9"/>2.50 | Piece <text:s text:c="7"/>| <text:s text:c="7"/>80 | <text:s text:c="8"/>30 | <text:s text:c="3"/>700.00 | <text:s text:c="3"/>450.00 |</text:p>
      <text:p text:style-name="P1">| P07965 <text:s text:c="3"/>| Denim jeans <text:s/>| <text:s text:c="9"/>4.00 | Piece <text:s text:c="7"/>| <text:s text:c="6"/>100 | <text:s text:c="8"/>20 | <text:s text:c="3"/>600.00 | <text:s text:c="3"/>450.00 |</text:p>
      <text:p text:style-name="P1">| P07975 <text:s text:c="3"/>| Lycra tops <text:s text:c="2"/>| <text:s text:c="9"/>5.00 | Piece <text:s text:c="7"/>| <text:s text:c="7"/>70 | <text:s text:c="8"/>30 | <text:s text:c="3"/>300.00 | <text:s text:c="3"/>175.00 |</text:p>
      <text:p text:style-name="P1">| P08865 <text:s text:c="3"/>| Skirts <text:s text:c="6"/>| <text:s text:c="9"/>5.00 | Piece <text:s text:c="7"/>| <text:s text:c="7"/>75 | <text:s text:c="8"/>30 | <text:s text:c="3"/>450.00 | <text:s text:c="3"/>300.00 |</text:p>
      <text:p text:style-name="P1">+-----------+--------------+---------------+--------------+-----------+------------+-----------+-----------+</text:p>
      <text:p text:style-name="P1">9 rows in set (0.00 sec)</text:p>
      <text:p text:style-name="P1"/>
      <text:p text:style-name="P1">mysql&gt; SELECT DISTINCT COSTPRICE FROM PRODUCT_MASTER;</text:p>
      <text:p text:style-name="P1">+-----------+</text:p>
      <text:p text:style-name="P1">| COSTPRICE |</text:p>
      <text:p text:style-name="P1">+-----------+</text:p>
      <text:p text:style-name="P1">| <text:s text:c="3"/>250.00 |</text:p>
      <text:p text:style-name="P1">| <text:s text:c="3"/>350.00 |</text:p>
      <text:p text:style-name="P1">| <text:s text:c="3"/>450.00 |</text:p>
      <text:p text:style-name="P1">| <text:s text:c="3"/>500.00 |</text:p>
      <text:p text:style-name="P1">| <text:s text:c="3"/>550.00 |</text:p>
      <text:p text:style-name="P1">| <text:s text:c="3"/>175.00 |</text:p>
      <text:p text:style-name="P1">| <text:s text:c="3"/>300.00 |</text:p>
      <text:p text:style-name="P1">+-----------+</text:p>
      <text:p text:style-name="P1">7 rows in set (0.00 sec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5:00:45.410275761</meta:creation-date>
    <dc:date>2024-01-29T15:19:17.087104046</dc:date>
    <meta:editing-duration>PT8M21S</meta:editing-duration>
    <meta:editing-cycles>1</meta:editing-cycles>
    <meta:document-statistic meta:table-count="0" meta:image-count="0" meta:object-count="0" meta:page-count="11" meta:paragraph-count="440" meta:word-count="3119" meta:character-count="22283" meta:non-whitespace-character-count="17164"/>
    <meta:generator>LibreOffice/7.3.7.2$Linux_X86_64 LibreOffice_project/30$Build-2</meta:generator>
  </office:meta>
</office:document-meta>
</file>